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groove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99pt groove #000000" fo:border-right="0.99pt groove #000000" fo:border-top="none"/>
    </style:style>
    <style:style style:name="ce24" style:family="table-cell" style:parent-style-name="Default">
      <style:table-cell-properties fo:border-bottom="0.06pt solid #000000" fo:border-left="0.99pt groove #000000" fo:border-right="0.99pt groove #000000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>
      <style:table-cell-properties fo:background-color="#81d41a"/>
    </style:style>
    <style:style style:name="ce23" style:family="table-cell" style:parent-style-name="Default">
      <style:table-cell-properties fo:background-color="#81d41a" fo:border="none"/>
    </style:style>
    <style:style style:name="ce27" style:family="table-cell" style:parent-style-name="Default">
      <style:table-cell-properties fo:background-color="#81d41a"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4"/>
        <table:table-column table:style-name="co3" table:number-columns-repeated="2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Lock Queue</text:p>
          </table:table-cell>
          <table:table-cell table:style-name="ce1"/>
          <table:table-cell table:style-name="ce5" table:number-columns-repeated="3"/>
          <table:table-cell table:style-name="ce10"/>
          <table:table-cell table:number-columns-repeated="4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Total_Time[ms]</text:p>
          </table:table-cell>
          <table:table-cell/>
          <table:table-cell table:style-name="ce22" office:value-type="string" calcext:value-type="string">
            <text:p>NumThreads</text:p>
          </table:table-cell>
          <table:table-cell table:style-name="ce22" office:value-type="string" calcext:value-type="string">
            <text:p>T_Avg</text:p>
          </table:table-cell>
          <table:table-cell table:style-name="ce27" office:value-type="string" calcext:value-type="string">
            <text:p>TotalMops</text:p>
          </table:table-cell>
        </table:table-row>
        <table:table-row table:style-name="ro1">
          <table:table-cell table:style-name="ce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500000" calcext:value-type="float">
            <text:p>500000</text:p>
          </table:table-cell>
          <table:table-cell table:style-name="ce13" office:value-type="float" office:value="41" calcext:value-type="float">
            <text:p>41</text:p>
          </table:table-cell>
          <table:table-cell/>
          <table:table-cell table:style-name="ce23" table:formula="of:=[.C3]" office:value-type="float" office:value="1" calcext:value-type="float">
            <text:p>1</text:p>
          </table:table-cell>
          <table:table-cell table:style-name="ce22" table:formula="of:=AVERAGE([.F3:.F32])" office:value-type="float" office:value="40.7333333333333" calcext:value-type="float">
            <text:p>40.7333333333333</text:p>
          </table:table-cell>
          <table:table-cell table:style-name="ce22" table:formula="of:=([.D3]+[.E3])/([.I3]*10^3)" office:value-type="float" office:value="24.5499181669394" calcext:value-type="float">
            <text:p>24.5499181669394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33]" office:value-type="float" office:value="2" calcext:value-type="float">
            <text:p>2</text:p>
          </table:table-cell>
          <table:table-cell table:style-name="ce22" table:formula="of:=AVERAGE([.F33:.F62])" office:value-type="float" office:value="180.4" calcext:value-type="float">
            <text:p>180.4</text:p>
          </table:table-cell>
          <table:table-cell table:style-name="ce22" table:formula="of:=([.D4]+[.E4])/([.I4]*10^3)" office:value-type="float" office:value="5.54323725055432" calcext:value-type="float">
            <text:p>5.54323725055432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63]" office:value-type="float" office:value="4" calcext:value-type="float">
            <text:p>4</text:p>
          </table:table-cell>
          <table:table-cell table:style-name="ce22" table:formula="of:=AVERAGE([.F63:.F92])" office:value-type="float" office:value="269.8" calcext:value-type="float">
            <text:p>269.8</text:p>
          </table:table-cell>
          <table:table-cell table:style-name="ce22" table:formula="of:=([.D5]+[.E5])/([.I5]*10^3)" office:value-type="float" office:value="3.70644922164566" calcext:value-type="float">
            <text:p>3.70644922164566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93]" office:value-type="float" office:value="8" calcext:value-type="float">
            <text:p>8</text:p>
          </table:table-cell>
          <table:table-cell table:style-name="ce22" table:formula="of:=AVERAGE([.F93:.F122])" office:value-type="float" office:value="283.9" calcext:value-type="float">
            <text:p>283.9</text:p>
          </table:table-cell>
          <table:table-cell table:style-name="ce22" table:formula="of:=([.D6]+[.E6])/([.I6]*10^3)" office:value-type="float" office:value="3.52236703064459" calcext:value-type="float">
            <text:p>3.52236703064459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123]" office:value-type="float" office:value="16" calcext:value-type="float">
            <text:p>16</text:p>
          </table:table-cell>
          <table:table-cell table:style-name="ce22" table:formula="of:=AVERAGE([.F123:.F152])" office:value-type="float" office:value="322.333333333333" calcext:value-type="float">
            <text:p>322.333333333333</text:p>
          </table:table-cell>
          <table:table-cell table:style-name="ce22" table:formula="of:=([.D7]+[.E7])/([.I7]*10^3)" office:value-type="float" office:value="3.1023784901758" calcext:value-type="float">
            <text:p>3.1023784901758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3" table:formula="of:=[.C153]" office:value-type="float" office:value="24" calcext:value-type="float">
            <text:p>24</text:p>
          </table:table-cell>
          <table:table-cell table:style-name="ce22" table:formula="of:=AVERAGE([.F153:.F182])" office:value-type="float" office:value="383.7" calcext:value-type="float">
            <text:p>383.7</text:p>
          </table:table-cell>
          <table:table-cell table:style-name="ce22" table:formula="of:=([.D8]+[.E8])/([.I8]*10^3)" office:value-type="float" office:value="2.60620276257493" calcext:value-type="float">
            <text:p>2.60620276257493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183]" office:value-type="float" office:value="32" calcext:value-type="float">
            <text:p>32</text:p>
          </table:table-cell>
          <table:table-cell table:style-name="ce22" table:formula="of:=AVERAGE([.F183:.F212])" office:value-type="float" office:value="417.5" calcext:value-type="float">
            <text:p>417.5</text:p>
          </table:table-cell>
          <table:table-cell table:style-name="ce22" table:formula="of:=([.D9]+[.E9])/([.I9]*10^3)" office:value-type="float" office:value="2.39520958083832" calcext:value-type="float">
            <text:p>2.39520958083832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213]" office:value-type="float" office:value="48" calcext:value-type="float">
            <text:p>48</text:p>
          </table:table-cell>
          <table:table-cell table:style-name="ce22" table:formula="of:=AVERAGE([.F213:.F242])" office:value-type="float" office:value="439.7" calcext:value-type="float">
            <text:p>439.7</text:p>
          </table:table-cell>
          <table:table-cell table:style-name="ce22" table:formula="of:=([.D10]+[.E10])/([.I10]*10^3)" office:value-type="float" office:value="2.27427791676143" calcext:value-type="float">
            <text:p>2.27427791676143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243]" office:value-type="float" office:value="64" calcext:value-type="float">
            <text:p>64</text:p>
          </table:table-cell>
          <table:table-cell table:style-name="ce22" table:formula="of:=AVERAGE([.F243:.F272])" office:value-type="float" office:value="441.266666666667" calcext:value-type="float">
            <text:p>441.266666666667</text:p>
          </table:table-cell>
          <table:table-cell table:style-name="ce22" table:formula="of:=([.D11]+[.E11])/([.I11]*10^3)" office:value-type="float" office:value="2.26620335398096" calcext:value-type="float">
            <text:p>2.26620335398096</text:p>
          </table:table-cell>
        </table:table-row>
        <table:table-row table:style-name="ro1">
          <table:table-cell table:style-name="ce2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16" calcext:value-type="float">
            <text:p>31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81" calcext:value-type="float">
            <text:p>28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9" calcext:value-type="float">
            <text:p>25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25" calcext:value-type="float">
            <text:p>32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67" calcext:value-type="float">
            <text:p>26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67" calcext:value-type="float">
            <text:p>26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76" calcext:value-type="float">
            <text:p>27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68" calcext:value-type="float">
            <text:p>26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87" calcext:value-type="float">
            <text:p>287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49" calcext:value-type="float">
            <text:p>24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41" calcext:value-type="float">
            <text:p>2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2" calcext:value-type="float">
            <text:p>28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62" calcext:value-type="float">
            <text:p>26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69" calcext:value-type="float">
            <text:p>26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0" calcext:value-type="float">
            <text:p>28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09" calcext:value-type="float">
            <text:p>20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19" calcext:value-type="float">
            <text:p>31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13" calcext:value-type="float">
            <text:p>31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2" calcext:value-type="float">
            <text:p>34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97" calcext:value-type="float">
            <text:p>19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53" calcext:value-type="float">
            <text:p>25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29" calcext:value-type="float">
            <text:p>32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5" calcext:value-type="float">
            <text:p>34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5" calcext:value-type="float">
            <text:p>21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9" calcext:value-type="float">
            <text:p>2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0" calcext:value-type="float">
            <text:p>28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3" calcext:value-type="float">
            <text:p>28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6" calcext:value-type="float">
            <text:p>21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52" calcext:value-type="float">
            <text:p>25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22" calcext:value-type="float">
            <text:p>3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27" calcext:value-type="float">
            <text:p>22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18" calcext:value-type="float">
            <text:p>31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03" calcext:value-type="float">
            <text:p>30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68" calcext:value-type="float">
            <text:p>26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53" calcext:value-type="float">
            <text:p>35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27" calcext:value-type="float">
            <text:p>22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26" calcext:value-type="float">
            <text:p>22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13" calcext:value-type="float">
            <text:p>31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8" calcext:value-type="float">
            <text:p>34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84" calcext:value-type="float">
            <text:p>284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4" calcext:value-type="float">
            <text:p>42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5" calcext:value-type="float">
            <text:p>42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9" calcext:value-type="float">
            <text:p>42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8" calcext:value-type="float">
            <text:p>43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2" calcext:value-type="float">
            <text:p>43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9" calcext:value-type="float">
            <text:p>409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3" calcext:value-type="float">
            <text:p>41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7" calcext:value-type="float">
            <text:p>42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6" calcext:value-type="float">
            <text:p>42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39" calcext:value-type="float">
            <text:p>33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8" calcext:value-type="float">
            <text:p>40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23" calcext:value-type="float">
            <text:p>32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3" calcext:value-type="float">
            <text:p>37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4" calcext:value-type="float">
            <text:p>22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5" calcext:value-type="float">
            <text:p>40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52" calcext:value-type="float">
            <text:p>35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7" calcext:value-type="float">
            <text:p>41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7" calcext:value-type="float">
            <text:p>45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5" calcext:value-type="float">
            <text:p>45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3" calcext:value-type="float">
            <text:p>42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4" calcext:value-type="float">
            <text:p>4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5" calcext:value-type="float">
            <text:p>42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9" calcext:value-type="float">
            <text:p>41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3" calcext:value-type="float">
            <text:p>45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07" calcext:value-type="float">
            <text:p>30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4" calcext:value-type="float">
            <text:p>4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6" calcext:value-type="float">
            <text:p>40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8" calcext:value-type="float">
            <text:p>40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8" calcext:value-type="float">
            <text:p>42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2" calcext:value-type="float">
            <text:p>43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5" calcext:value-type="float">
            <text:p>43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4" calcext:value-type="float">
            <text:p>44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9" calcext:value-type="float">
            <text:p>42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4" calcext:value-type="float">
            <text:p>4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1" calcext:value-type="float">
            <text:p>45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2" table:style-name="ce16" office:value-type="float" office:value="500000" calcext:value-type="float">
            <text:p>500000</text:p>
          </table:table-cell>
          <table:table-cell table:style-name="ce16"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Double Lock Queue</text:p>
          </table:table-cell>
          <table:table-cell table:style-name="ce1"/>
          <table:table-cell table:style-name="ce5" table:number-columns-repeated="3"/>
          <table:table-cell table:style-name="ce10"/>
          <table:table-cell table:number-columns-repeated="4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Total_Time[ms]</text:p>
          </table:table-cell>
          <table:table-cell/>
          <table:table-cell table:style-name="ce22" office:value-type="string" calcext:value-type="string">
            <text:p>NumThreads</text:p>
          </table:table-cell>
          <table:table-cell table:style-name="ce22" office:value-type="string" calcext:value-type="string">
            <text:p>T_Avg</text:p>
          </table:table-cell>
          <table:table-cell table:style-name="ce27" office:value-type="string" calcext:value-type="string">
            <text:p>TotalMops</text:p>
          </table:table-cell>
        </table:table-row>
        <table:table-row table:style-name="ro1">
          <table:table-cell table:style-name="ce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500000" calcext:value-type="float">
            <text:p>500000</text:p>
          </table:table-cell>
          <table:table-cell table:style-name="ce13" office:value-type="float" office:value="41" calcext:value-type="float">
            <text:p>41</text:p>
          </table:table-cell>
          <table:table-cell/>
          <table:table-cell table:style-name="ce23" table:formula="of:=[.C276]" office:value-type="float" office:value="1" calcext:value-type="float">
            <text:p>1</text:p>
          </table:table-cell>
          <table:table-cell table:style-name="ce22" table:formula="of:=AVERAGE([.F276:.F305])" office:value-type="float" office:value="41" calcext:value-type="float">
            <text:p>41</text:p>
          </table:table-cell>
          <table:table-cell table:style-name="ce22" table:formula="of:=([.D276]+[.E276])/([.I276]*10^3)" office:value-type="float" office:value="24.390243902439" calcext:value-type="float">
            <text:p>24.390243902439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306]" office:value-type="float" office:value="2" calcext:value-type="float">
            <text:p>2</text:p>
          </table:table-cell>
          <table:table-cell table:style-name="ce22" table:formula="of:=AVERAGE([.F306:.F335])" office:value-type="float" office:value="173.6" calcext:value-type="float">
            <text:p>173.6</text:p>
          </table:table-cell>
          <table:table-cell table:style-name="ce22" table:formula="of:=([.D277]+[.E277])/([.I277]*10^3)" office:value-type="float" office:value="5.76036866359447" calcext:value-type="float">
            <text:p>5.76036866359447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336]" office:value-type="float" office:value="4" calcext:value-type="float">
            <text:p>4</text:p>
          </table:table-cell>
          <table:table-cell table:style-name="ce22" table:formula="of:=AVERAGE([.F336:.F365])" office:value-type="float" office:value="243.866666666667" calcext:value-type="float">
            <text:p>243.866666666667</text:p>
          </table:table-cell>
          <table:table-cell table:style-name="ce22" table:formula="of:=([.D278]+[.E278])/([.I278]*10^3)" office:value-type="float" office:value="4.10060142154183" calcext:value-type="float">
            <text:p>4.10060142154183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366]" office:value-type="float" office:value="8" calcext:value-type="float">
            <text:p>8</text:p>
          </table:table-cell>
          <table:table-cell table:style-name="ce22" table:formula="of:=AVERAGE([.F366:.F395])" office:value-type="float" office:value="338.266666666667" calcext:value-type="float">
            <text:p>338.266666666667</text:p>
          </table:table-cell>
          <table:table-cell table:style-name="ce22" table:formula="of:=([.D279]+[.E279])/([.I279]*10^3)" office:value-type="float" office:value="2.95624753646039" calcext:value-type="float">
            <text:p>2.95624753646039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396]" office:value-type="float" office:value="16" calcext:value-type="float">
            <text:p>16</text:p>
          </table:table-cell>
          <table:table-cell table:style-name="ce22" table:formula="of:=AVERAGE([.F396:.F425])" office:value-type="float" office:value="450.333333333333" calcext:value-type="float">
            <text:p>450.333333333333</text:p>
          </table:table-cell>
          <table:table-cell table:style-name="ce22" table:formula="of:=([.D280]+[.E280])/([.I280]*10^3)" office:value-type="float" office:value="2.22057735011103" calcext:value-type="float">
            <text:p>2.22057735011103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426]" office:value-type="float" office:value="24" calcext:value-type="float">
            <text:p>24</text:p>
          </table:table-cell>
          <table:table-cell table:style-name="ce22" table:formula="of:=AVERAGE([.F426:.F455])" office:value-type="float" office:value="517.4" calcext:value-type="float">
            <text:p>517.4</text:p>
          </table:table-cell>
          <table:table-cell table:style-name="ce22" table:formula="of:=([.D281]+[.E281])/([.I281]*10^3)" office:value-type="float" office:value="1.93274062620796" calcext:value-type="float">
            <text:p>1.93274062620796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456]" office:value-type="float" office:value="32" calcext:value-type="float">
            <text:p>32</text:p>
          </table:table-cell>
          <table:table-cell table:style-name="ce22" table:formula="of:=AVERAGE([.F456:.F485])" office:value-type="float" office:value="557.6" calcext:value-type="float">
            <text:p>557.6</text:p>
          </table:table-cell>
          <table:table-cell table:style-name="ce22" table:formula="of:=([.D282]+[.E282])/([.I282]*10^3)" office:value-type="float" office:value="1.79340028694405" calcext:value-type="float">
            <text:p>1.79340028694405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486]" office:value-type="float" office:value="48" calcext:value-type="float">
            <text:p>48</text:p>
          </table:table-cell>
          <table:table-cell table:style-name="ce22" table:formula="of:=AVERAGE([.F486:.F515])" office:value-type="float" office:value="636.933333333333" calcext:value-type="float">
            <text:p>636.933333333333</text:p>
          </table:table-cell>
          <table:table-cell table:style-name="ce22" table:formula="of:=([.D283]+[.E283])/([.I283]*10^3)" office:value-type="float" office:value="1.5700230270044" calcext:value-type="float">
            <text:p>1.5700230270044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3" table:formula="of:=[.C516]" office:value-type="float" office:value="64" calcext:value-type="float">
            <text:p>64</text:p>
          </table:table-cell>
          <table:table-cell table:style-name="ce22" table:formula="of:=AVERAGE([.F516:.F545])" office:value-type="float" office:value="630.966666666667" calcext:value-type="float">
            <text:p>630.966666666667</text:p>
          </table:table-cell>
          <table:table-cell table:style-name="ce22" table:formula="of:=([.D284]+[.E284])/([.I284]*10^3)" office:value-type="float" office:value="1.58486977653336" calcext:value-type="float">
            <text:p>1.58486977653336</text:p>
          </table:table-cell>
        </table:table-row>
        <table:table-row table:style-name="ro1">
          <table:table-cell table:style-name="ce2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7" calcext:value-type="float">
            <text:p>257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2" calcext:value-type="float">
            <text:p>20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84" calcext:value-type="float">
            <text:p>28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07" calcext:value-type="float">
            <text:p>30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87" calcext:value-type="float">
            <text:p>28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1" calcext:value-type="float">
            <text:p>25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91" calcext:value-type="float">
            <text:p>291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48" calcext:value-type="float">
            <text:p>24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78" calcext:value-type="float">
            <text:p>27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6" calcext:value-type="float">
            <text:p>21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6" calcext:value-type="float">
            <text:p>21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8" calcext:value-type="float">
            <text:p>21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38" calcext:value-type="float">
            <text:p>23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35" calcext:value-type="float">
            <text:p>33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55" calcext:value-type="float">
            <text:p>35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23" calcext:value-type="float">
            <text:p>32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04" calcext:value-type="float">
            <text:p>30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94" calcext:value-type="float">
            <text:p>29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4" calcext:value-type="float">
            <text:p>34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86" calcext:value-type="float">
            <text:p>38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09" calcext:value-type="float">
            <text:p>30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1" calcext:value-type="float">
            <text:p>28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21" calcext:value-type="float">
            <text:p>32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63" calcext:value-type="float">
            <text:p>26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29" calcext:value-type="float">
            <text:p>32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76" calcext:value-type="float">
            <text:p>27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35" calcext:value-type="float">
            <text:p>33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63" calcext:value-type="float">
            <text:p>36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65" calcext:value-type="float">
            <text:p>36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62" calcext:value-type="float">
            <text:p>36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55" calcext:value-type="float">
            <text:p>35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55" calcext:value-type="float">
            <text:p>35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1" calcext:value-type="float">
            <text:p>3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41" calcext:value-type="float">
            <text:p>4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51" calcext:value-type="float">
            <text:p>35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60" calcext:value-type="float">
            <text:p>36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20" calcext:value-type="float">
            <text:p>32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81" calcext:value-type="float">
            <text:p>381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70" calcext:value-type="float">
            <text:p>67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63" calcext:value-type="float">
            <text:p>46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88" calcext:value-type="float">
            <text:p>5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74" calcext:value-type="float">
            <text:p>57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69" calcext:value-type="float">
            <text:p>56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79" calcext:value-type="float">
            <text:p>57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84" calcext:value-type="float">
            <text:p>484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5" calcext:value-type="float">
            <text:p>41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90" calcext:value-type="float">
            <text:p>59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34" calcext:value-type="float">
            <text:p>63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50" calcext:value-type="float">
            <text:p>55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84" calcext:value-type="float">
            <text:p>38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38" calcext:value-type="float">
            <text:p>53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4" calcext:value-type="float">
            <text:p>64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68" calcext:value-type="float">
            <text:p>56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06" calcext:value-type="float">
            <text:p>60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01" calcext:value-type="float">
            <text:p>60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29" calcext:value-type="float">
            <text:p>62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73" calcext:value-type="float">
            <text:p>57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58" calcext:value-type="float">
            <text:p>45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88" calcext:value-type="float">
            <text:p>5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95" calcext:value-type="float">
            <text:p>59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82" calcext:value-type="float">
            <text:p>58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60" calcext:value-type="float">
            <text:p>66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50" calcext:value-type="float">
            <text:p>55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84" calcext:value-type="float">
            <text:p>58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90" calcext:value-type="float">
            <text:p>59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4" calcext:value-type="float">
            <text:p>40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6" calcext:value-type="float">
            <text:p>64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37" calcext:value-type="float">
            <text:p>637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87" calcext:value-type="float">
            <text:p>58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88" calcext:value-type="float">
            <text:p>6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24" calcext:value-type="float">
            <text:p>62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90" calcext:value-type="float">
            <text:p>69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2" calcext:value-type="float">
            <text:p>64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2" table:style-name="ce16" office:value-type="float" office:value="500000" calcext:value-type="float">
            <text:p>500000</text:p>
          </table:table-cell>
          <table:table-cell table:style-name="ce16" office:value-type="float" office:value="624" calcext:value-type="float">
            <text:p>624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NCQ</text:p>
          </table:table-cell>
          <table:table-cell table:style-name="ce1"/>
          <table:table-cell table:style-name="ce5" table:number-columns-repeated="3"/>
          <table:table-cell table:style-name="ce10"/>
          <table:table-cell table:number-columns-repeated="4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Total_Time[ms]</text:p>
          </table:table-cell>
          <table:table-cell/>
          <table:table-cell table:style-name="ce22" office:value-type="string" calcext:value-type="string">
            <text:p>NumThreads</text:p>
          </table:table-cell>
          <table:table-cell table:style-name="ce22" office:value-type="string" calcext:value-type="string">
            <text:p>T_Avg</text:p>
          </table:table-cell>
          <table:table-cell table:style-name="ce27" office:value-type="string" calcext:value-type="string">
            <text:p>TotalMops</text:p>
          </table:table-cell>
        </table:table-row>
        <table:table-row table:style-name="ro1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500000" calcext:value-type="float">
            <text:p>500000</text:p>
          </table:table-cell>
          <table:table-cell table:style-name="ce13" office:value-type="float" office:value="224" calcext:value-type="float">
            <text:p>224</text:p>
          </table:table-cell>
          <table:table-cell/>
          <table:table-cell table:style-name="ce23" table:formula="of:=[.C550]" office:value-type="float" office:value="1" calcext:value-type="float">
            <text:p>1</text:p>
          </table:table-cell>
          <table:table-cell table:style-name="ce22" table:formula="of:=AVERAGE([.F550:.F579])" office:value-type="float" office:value="222.733333333333" calcext:value-type="float">
            <text:p>222.733333333333</text:p>
          </table:table-cell>
          <table:table-cell table:style-name="ce22" table:formula="of:=([.D550]+[.E550])/([.I550]*10^3)" office:value-type="float" office:value="4.48967375037414" calcext:value-type="float">
            <text:p>4.48967375037414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4" calcext:value-type="float">
            <text:p>224</text:p>
          </table:table-cell>
          <table:table-cell/>
          <table:table-cell table:style-name="ce23" table:formula="of:=[.C580]" office:value-type="float" office:value="2" calcext:value-type="float">
            <text:p>2</text:p>
          </table:table-cell>
          <table:table-cell table:style-name="ce22" table:formula="of:=AVERAGE([.F580:.F609])" office:value-type="float" office:value="372.233333333333" calcext:value-type="float">
            <text:p>372.233333333333</text:p>
          </table:table-cell>
          <table:table-cell table:style-name="ce22" table:formula="of:=([.D551]+[.E551])/([.I551]*10^3)" office:value-type="float" office:value="2.68648697053819" calcext:value-type="float">
            <text:p>2.68648697053819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23" table:formula="of:=[.C610]" office:value-type="float" office:value="4" calcext:value-type="float">
            <text:p>4</text:p>
          </table:table-cell>
          <table:table-cell table:style-name="ce22" table:formula="of:=AVERAGE([.F610:.F639])" office:value-type="float" office:value="870.166666666667" calcext:value-type="float">
            <text:p>870.166666666667</text:p>
          </table:table-cell>
          <table:table-cell table:style-name="ce22" table:formula="of:=([.D552]+[.E552])/([.I552]*10^3)" office:value-type="float" office:value="1.14920513311626" calcext:value-type="float">
            <text:p>1.14920513311626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1" calcext:value-type="float">
            <text:p>221</text:p>
          </table:table-cell>
          <table:table-cell/>
          <table:table-cell table:style-name="ce23" table:formula="of:=[.C640]" office:value-type="float" office:value="8" calcext:value-type="float">
            <text:p>8</text:p>
          </table:table-cell>
          <table:table-cell table:style-name="ce22" table:formula="of:=AVERAGE([.F640:.F669])" office:value-type="float" office:value="1074.33333333333" calcext:value-type="float">
            <text:p>1074.33333333333</text:p>
          </table:table-cell>
          <table:table-cell table:style-name="ce22" table:formula="of:=([.D553]+[.E553])/([.I553]*10^3)" office:value-type="float" office:value="0.930809804529941" calcext:value-type="float">
            <text:p>0.930809804529941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3" table:formula="of:=[.C670]" office:value-type="float" office:value="16" calcext:value-type="float">
            <text:p>16</text:p>
          </table:table-cell>
          <table:table-cell table:style-name="ce22" table:formula="of:=AVERAGE([.F670:.F699])" office:value-type="float" office:value="1264.5" calcext:value-type="float">
            <text:p>1264.5</text:p>
          </table:table-cell>
          <table:table-cell table:style-name="ce22" table:formula="of:=([.D554]+[.E554])/([.I554]*10^3)" office:value-type="float" office:value="0.790826413602214" calcext:value-type="float">
            <text:p>0.790826413602214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3" table:formula="of:=[.C700]" office:value-type="float" office:value="24" calcext:value-type="float">
            <text:p>24</text:p>
          </table:table-cell>
          <table:table-cell table:style-name="ce22" table:formula="of:=AVERAGE([.F700:.F729])" office:value-type="float" office:value="1521.83333333333" calcext:value-type="float">
            <text:p>1521.83333333333</text:p>
          </table:table-cell>
          <table:table-cell table:style-name="ce22" table:formula="of:=([.D555]+[.E555])/([.I555]*10^3)" office:value-type="float" office:value="0.657102179388895" calcext:value-type="float">
            <text:p>0.657102179388895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3" table:formula="of:=[.C730]" office:value-type="float" office:value="32" calcext:value-type="float">
            <text:p>32</text:p>
          </table:table-cell>
          <table:table-cell table:style-name="ce22" table:formula="of:=AVERAGE([.F730:.F759])" office:value-type="float" office:value="1716.56666666667" calcext:value-type="float">
            <text:p>1716.56666666667</text:p>
          </table:table-cell>
          <table:table-cell table:style-name="ce22" table:formula="of:=([.D556]+[.E556])/([.I556]*10^3)" office:value-type="float" office:value="0.58255820727421" calcext:value-type="float">
            <text:p>0.58255820727421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3" table:formula="of:=[.C760]" office:value-type="float" office:value="48" calcext:value-type="float">
            <text:p>48</text:p>
          </table:table-cell>
          <table:table-cell table:style-name="ce22" table:formula="of:=AVERAGE([.F760:.F789])" office:value-type="float" office:value="1935.23333333333" calcext:value-type="float">
            <text:p>1935.23333333333</text:p>
          </table:table-cell>
          <table:table-cell table:style-name="ce22" table:formula="of:=([.D557]+[.E557])/([.I557]*10^3)" office:value-type="float" office:value="0.516733554954614" calcext:value-type="float">
            <text:p>0.516733554954614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1" calcext:value-type="float">
            <text:p>221</text:p>
          </table:table-cell>
          <table:table-cell/>
          <table:table-cell table:style-name="ce23" table:formula="of:=[.C790]" office:value-type="float" office:value="64" calcext:value-type="float">
            <text:p>64</text:p>
          </table:table-cell>
          <table:table-cell table:style-name="ce22" table:formula="of:=AVERAGE([.F790:.F819])" office:value-type="float" office:value="2140.13333333333" calcext:value-type="float">
            <text:p>2140.13333333333</text:p>
          </table:table-cell>
          <table:table-cell table:style-name="ce22" table:formula="of:=([.D558]+[.E558])/([.I558]*10^3)" office:value-type="float" office:value="0.467260606815775" calcext:value-type="float">
            <text:p>0.467260606815775</text:p>
          </table:table-cell>
        </table:table-row>
        <table:table-row table:style-name="ro1">
          <table:table-cell table:style-name="ce2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8" calcext:value-type="float">
            <text:p>21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4" calcext:value-type="float">
            <text:p>22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1" calcext:value-type="float">
            <text:p>22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4" calcext:value-type="float">
            <text:p>22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6" calcext:value-type="float">
            <text:p>22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4" calcext:value-type="float">
            <text:p>22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78" calcext:value-type="float">
            <text:p>678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965" calcext:value-type="float">
            <text:p>96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64" calcext:value-type="float">
            <text:p>86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24" calcext:value-type="float">
            <text:p>72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18" calcext:value-type="float">
            <text:p>71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677" calcext:value-type="float">
            <text:p>67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10" calcext:value-type="float">
            <text:p>7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920" calcext:value-type="float">
            <text:p>92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993" calcext:value-type="float">
            <text:p>99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909" calcext:value-type="float">
            <text:p>90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013" calcext:value-type="float">
            <text:p>1013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20" calcext:value-type="float">
            <text:p>102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23" calcext:value-type="float">
            <text:p>72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35" calcext:value-type="float">
            <text:p>103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898" calcext:value-type="float">
            <text:p>89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721" calcext:value-type="float">
            <text:p>72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73" calcext:value-type="float">
            <text:p>107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971" calcext:value-type="float">
            <text:p>97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16" calcext:value-type="float">
            <text:p>101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27" calcext:value-type="float">
            <text:p>112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16" calcext:value-type="float">
            <text:p>101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04" calcext:value-type="float">
            <text:p>100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45" calcext:value-type="float">
            <text:p>104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19" calcext:value-type="float">
            <text:p>121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18" calcext:value-type="float">
            <text:p>101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83" calcext:value-type="float">
            <text:p>108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32" calcext:value-type="float">
            <text:p>113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942" calcext:value-type="float">
            <text:p>94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35" calcext:value-type="float">
            <text:p>103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68" calcext:value-type="float">
            <text:p>106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12" calcext:value-type="float">
            <text:p>101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11" calcext:value-type="float">
            <text:p>111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15" calcext:value-type="float">
            <text:p>111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98" calcext:value-type="float">
            <text:p>119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47" calcext:value-type="float">
            <text:p>104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13" calcext:value-type="float">
            <text:p>101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22" calcext:value-type="float">
            <text:p>11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19" calcext:value-type="float">
            <text:p>101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958" calcext:value-type="float">
            <text:p>95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63" calcext:value-type="float">
            <text:p>106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23" calcext:value-type="float">
            <text:p>102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97" calcext:value-type="float">
            <text:p>1597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98" calcext:value-type="float">
            <text:p>169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13" calcext:value-type="float">
            <text:p>131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85" calcext:value-type="float">
            <text:p>168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31" calcext:value-type="float">
            <text:p>143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98" calcext:value-type="float">
            <text:p>149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91" calcext:value-type="float">
            <text:p>159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265" calcext:value-type="float">
            <text:p>126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57" calcext:value-type="float">
            <text:p>1657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10" calcext:value-type="float">
            <text:p>16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37" calcext:value-type="float">
            <text:p>133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17" calcext:value-type="float">
            <text:p>161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52" calcext:value-type="float">
            <text:p>135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91" calcext:value-type="float">
            <text:p>149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58" calcext:value-type="float">
            <text:p>155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70" calcext:value-type="float">
            <text:p>157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41" calcext:value-type="float">
            <text:p>15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38" calcext:value-type="float">
            <text:p>133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11" calcext:value-type="float">
            <text:p>131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86" calcext:value-type="float">
            <text:p>148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65" calcext:value-type="float">
            <text:p>136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69" calcext:value-type="float">
            <text:p>156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07" calcext:value-type="float">
            <text:p>180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40" calcext:value-type="float">
            <text:p>174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53" calcext:value-type="float">
            <text:p>175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16" calcext:value-type="float">
            <text:p>171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58" calcext:value-type="float">
            <text:p>175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83" calcext:value-type="float">
            <text:p>178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28" calcext:value-type="float">
            <text:p>172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61" calcext:value-type="float">
            <text:p>146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84" calcext:value-type="float">
            <text:p>168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32" calcext:value-type="float">
            <text:p>173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72" calcext:value-type="float">
            <text:p>177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58" calcext:value-type="float">
            <text:p>175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05" calcext:value-type="float">
            <text:p>180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26" calcext:value-type="float">
            <text:p>162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59" calcext:value-type="float">
            <text:p>175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02" calcext:value-type="float">
            <text:p>170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31" calcext:value-type="float">
            <text:p>153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62" calcext:value-type="float">
            <text:p>1962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42" calcext:value-type="float">
            <text:p>214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51" calcext:value-type="float">
            <text:p>205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49" calcext:value-type="float">
            <text:p>214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70" calcext:value-type="float">
            <text:p>217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22" calcext:value-type="float">
            <text:p>212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71" calcext:value-type="float">
            <text:p>217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83" calcext:value-type="float">
            <text:p>198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2" table:style-name="ce16" office:value-type="float" office:value="500000" calcext:value-type="float">
            <text:p>500000</text:p>
          </table:table-cell>
          <table:table-cell table:style-name="ce16" office:value-type="float" office:value="2184" calcext:value-type="float">
            <text:p>2184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SCQ</text:p>
          </table:table-cell>
          <table:table-cell table:style-name="ce1"/>
          <table:table-cell table:style-name="ce5" table:number-columns-repeated="3"/>
          <table:table-cell table:style-name="ce10"/>
          <table:table-cell table:number-columns-repeated="4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Total_Time[ms]</text:p>
          </table:table-cell>
          <table:table-cell/>
          <table:table-cell table:style-name="ce22" office:value-type="string" calcext:value-type="string">
            <text:p>NumThreads</text:p>
          </table:table-cell>
          <table:table-cell table:style-name="ce22" office:value-type="string" calcext:value-type="string">
            <text:p>T_Avg</text:p>
          </table:table-cell>
          <table:table-cell table:style-name="ce27" office:value-type="string" calcext:value-type="string">
            <text:p>TotalMops</text:p>
          </table:table-cell>
        </table:table-row>
        <table:table-row table:style-name="ro1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500000" calcext:value-type="float">
            <text:p>500000</text:p>
          </table:table-cell>
          <table:table-cell table:style-name="ce13" office:value-type="float" office:value="90" calcext:value-type="float">
            <text:p>90</text:p>
          </table:table-cell>
          <table:table-cell/>
          <table:table-cell table:style-name="ce23" table:formula="of:=[.C824]" office:value-type="float" office:value="1" calcext:value-type="float">
            <text:p>1</text:p>
          </table:table-cell>
          <table:table-cell table:style-name="ce22" table:formula="of:=AVERAGE([.F824:.F853])" office:value-type="float" office:value="88.4333333333333" calcext:value-type="float">
            <text:p>88.4333333333333</text:p>
          </table:table-cell>
          <table:table-cell table:style-name="ce22" table:formula="of:=([.D824]+[.E824])/([.I824]*10^3)" office:value-type="float" office:value="11.3079532604599" calcext:value-type="float">
            <text:p>11.3079532604599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3" table:formula="of:=[.C854]" office:value-type="float" office:value="2" calcext:value-type="float">
            <text:p>2</text:p>
          </table:table-cell>
          <table:table-cell table:style-name="ce22" table:formula="of:=AVERAGE([.F854:.F883])" office:value-type="float" office:value="245.366666666667" calcext:value-type="float">
            <text:p>245.366666666667</text:p>
          </table:table-cell>
          <table:table-cell table:style-name="ce22" table:formula="of:=([.D825]+[.E825])/([.I825]*10^3)" office:value-type="float" office:value="4.07553321559571" calcext:value-type="float">
            <text:p>4.07553321559571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3" table:formula="of:=[.C884]" office:value-type="float" office:value="4" calcext:value-type="float">
            <text:p>4</text:p>
          </table:table-cell>
          <table:table-cell table:style-name="ce22" table:formula="of:=AVERAGE([.F884:.F913])" office:value-type="float" office:value="314.466666666667" calcext:value-type="float">
            <text:p>314.466666666667</text:p>
          </table:table-cell>
          <table:table-cell table:style-name="ce22" table:formula="of:=([.D826]+[.E826])/([.I826]*10^3)" office:value-type="float" office:value="3.17998728005088" calcext:value-type="float">
            <text:p>3.17998728005088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3" table:formula="of:=[.C914]" office:value-type="float" office:value="8" calcext:value-type="float">
            <text:p>8</text:p>
          </table:table-cell>
          <table:table-cell table:style-name="ce22" table:formula="of:=AVERAGE([.F914:.F943])" office:value-type="float" office:value="234.3" calcext:value-type="float">
            <text:p>234.3</text:p>
          </table:table-cell>
          <table:table-cell table:style-name="ce22" table:formula="of:=([.D827]+[.E827])/([.I827]*10^3)" office:value-type="float" office:value="4.26803243704652" calcext:value-type="float">
            <text:p>4.26803243704652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3" table:formula="of:=[.C944]" office:value-type="float" office:value="16" calcext:value-type="float">
            <text:p>16</text:p>
          </table:table-cell>
          <table:table-cell table:style-name="ce22" table:formula="of:=AVERAGE([.F944:.F973])" office:value-type="float" office:value="208.333333333333" calcext:value-type="float">
            <text:p>208.333333333333</text:p>
          </table:table-cell>
          <table:table-cell table:style-name="ce22" table:formula="of:=([.D828]+[.E828])/([.I828]*10^3)" office:value-type="float" office:value="4.8" calcext:value-type="float">
            <text:p>4.8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3" table:formula="of:=[.C974]" office:value-type="float" office:value="24" calcext:value-type="float">
            <text:p>24</text:p>
          </table:table-cell>
          <table:table-cell table:style-name="ce22" table:formula="of:=AVERAGE([.F974:.F1003])" office:value-type="float" office:value="181.8" calcext:value-type="float">
            <text:p>181.8</text:p>
          </table:table-cell>
          <table:table-cell table:style-name="ce22" table:formula="of:=([.D829]+[.E829])/([.I829]*10^3)" office:value-type="float" office:value="5.5005500550055" calcext:value-type="float">
            <text:p>5.5005500550055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3" table:formula="of:=[.C1004]" office:value-type="float" office:value="32" calcext:value-type="float">
            <text:p>32</text:p>
          </table:table-cell>
          <table:table-cell table:style-name="ce22" table:formula="of:=AVERAGE([.F1004:.F1033])" office:value-type="float" office:value="168.966666666667" calcext:value-type="float">
            <text:p>168.966666666667</text:p>
          </table:table-cell>
          <table:table-cell table:style-name="ce22" table:formula="of:=([.D830]+[.E830])/([.I830]*10^3)" office:value-type="float" office:value="5.9183270862103" calcext:value-type="float">
            <text:p>5.9183270862103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3" table:formula="of:=[.C1034]" office:value-type="float" office:value="48" calcext:value-type="float">
            <text:p>48</text:p>
          </table:table-cell>
          <table:table-cell table:style-name="ce22" table:formula="of:=AVERAGE([.F1034:.F1063])" office:value-type="float" office:value="154.3" calcext:value-type="float">
            <text:p>154.3</text:p>
          </table:table-cell>
          <table:table-cell table:style-name="ce22" table:formula="of:=([.D831]+[.E831])/([.I831]*10^3)" office:value-type="float" office:value="6.48088139987038" calcext:value-type="float">
            <text:p>6.48088139987038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3" table:formula="of:=[.C1064]" office:value-type="float" office:value="64" calcext:value-type="float">
            <text:p>64</text:p>
          </table:table-cell>
          <table:table-cell table:style-name="ce22" table:formula="of:=AVERAGE([.F1064:.F1093])" office:value-type="float" office:value="153.4" calcext:value-type="float">
            <text:p>153.4</text:p>
          </table:table-cell>
          <table:table-cell table:style-name="ce22" table:formula="of:=([.D832]+[.E832])/([.I832]*10^3)" office:value-type="float" office:value="6.51890482398957" calcext:value-type="float">
            <text:p>6.51890482398957</text:p>
          </table:table-cell>
        </table:table-row>
        <table:table-row table:style-name="ro1">
          <table:table-cell table:style-name="ce2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66" calcext:value-type="float">
            <text:p>36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90" calcext:value-type="float">
            <text:p>29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31" calcext:value-type="float">
            <text:p>33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31" calcext:value-type="float">
            <text:p>23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27" calcext:value-type="float">
            <text:p>32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307" calcext:value-type="float">
            <text:p>30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41" calcext:value-type="float">
            <text:p>24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75" calcext:value-type="float">
            <text:p>275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94" calcext:value-type="float">
            <text:p>29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34" calcext:value-type="float">
            <text:p>43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31" calcext:value-type="float">
            <text:p>23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78" calcext:value-type="float">
            <text:p>37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29" calcext:value-type="float">
            <text:p>32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443" calcext:value-type="float">
            <text:p>44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32" calcext:value-type="float">
            <text:p>23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29" calcext:value-type="float">
            <text:p>22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29" calcext:value-type="float">
            <text:p>22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39" calcext:value-type="float">
            <text:p>23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42" calcext:value-type="float">
            <text:p>24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52" calcext:value-type="float">
            <text:p>25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87" calcext:value-type="float">
            <text:p>18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71" calcext:value-type="float">
            <text:p>17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35" calcext:value-type="float">
            <text:p>23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77" calcext:value-type="float">
            <text:p>27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68" calcext:value-type="float">
            <text:p>36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75" calcext:value-type="float">
            <text:p>17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45" calcext:value-type="float">
            <text:p>24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78" calcext:value-type="float">
            <text:p>27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28" calcext:value-type="float">
            <text:p>32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6" calcext:value-type="float">
            <text:p>21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8" calcext:value-type="float">
            <text:p>2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39" calcext:value-type="float">
            <text:p>13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59" calcext:value-type="float">
            <text:p>25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3" calcext:value-type="float">
            <text:p>21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88" calcext:value-type="float">
            <text:p>28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86" calcext:value-type="float">
            <text:p>186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78" calcext:value-type="float">
            <text:p>27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15" calcext:value-type="float">
            <text:p>11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500000" calcext:value-type="float">
            <text:p>500000</text:p>
          </table:table-cell>
          <table:table-cell table:style-name="ce15"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18" calcext:value-type="float">
            <text:p>218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1" calcext:value-type="float">
            <text:p>151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2" table:style-name="ce16" office:value-type="float" office:value="500000" calcext:value-type="float">
            <text:p>500000</text:p>
          </table:table-cell>
          <table:table-cell table:style-name="ce16" office:value-type="float" office:value="152" calcext:value-type="float">
            <text:p>15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 style:data-style-name="N2" text:time-value="15:00:33.548439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3:34:10.893767301</meta:creation-date>
    <dc:date>2021-06-19T16:12:25.719185054</dc:date>
    <meta:editing-duration>PT6H46M52S</meta:editing-duration>
    <meta:editing-cycles>13</meta:editing-cycles>
    <meta:generator>LibreOffice/6.4.7.2$Linux_X86_64 LibreOffice_project/40$Build-2</meta:generator>
    <meta:document-statistic meta:table-count="1" meta:cell-count="5548" meta:object-count="0"/>
  </office:meta>
</office:document-meta>
</file>